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Mid-Heading</text:p>
          </table:table-cell>
          <table:table-cell office:value-type="string" calcext:value-type="string">
            <text:p>Sub-Heading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Yea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पूंजिगत (सम्पत्ति) खर्च</text:p>
          </table:table-cell>
          <table:table-cell office:value-type="string" calcext:value-type="string">
            <text:p>भवन </text:p>
          </table:table-cell>
          <table:table-cell office:value-type="string" calcext:value-type="string">
            <text:p>आफनै जग्गामा भवन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पूंजिगत (सम्पत्ति) खर्च</text:p>
          </table:table-cell>
          <table:table-cell office:value-type="string" calcext:value-type="string">
            <text:p>कार्यालय उपकरन कम्प्युटर</text:p>
          </table:table-cell>
          <table:table-cell office:value-type="string" calcext:value-type="string">
            <text:p>कार्यालय उपकरण कम्प्युटर </text:p>
          </table:table-cell>
          <table:table-cell office:value-type="float" office:value="17350000" calcext:value-type="float">
            <text:p>173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पूंजिगत (सम्पत्ति) खर्च</text:p>
          </table:table-cell>
          <table:table-cell office:value-type="string" calcext:value-type="string">
            <text:p>कार्यालय उपकरन कम्प्युटर</text:p>
          </table:table-cell>
          <table:table-cell office:value-type="string" calcext:value-type="string">
            <text:p>कार्यालय उपकरण <text:s/>अन्य </text:p>
          </table:table-cell>
          <table:table-cell office:value-type="float" office:value="23545000" calcext:value-type="float">
            <text:p>23545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पूंजिगत (सम्पत्ति) खर्च</text:p>
          </table:table-cell>
          <table:table-cell table:number-columns-repeated="2" office:value-type="string" calcext:value-type="string">
            <text:p>फर्निचर र फिटिङ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पूंजिगत (सम्पत्ति) खर्च</text:p>
          </table:table-cell>
          <table:table-cell table:number-columns-repeated="2" office:value-type="string" calcext:value-type="string">
            <text:p>सवारी साधनहरु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पूंजिगत (सम्पत्ति) खर्च</text:p>
          </table:table-cell>
          <table:table-cell table:number-columns-repeated="2" office:value-type="string" calcext:value-type="string">
            <text:p>यन्त्र तथा उपकरन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पूंजिगत (सम्पत्ति) खर्च</text:p>
          </table:table-cell>
          <table:table-cell office:value-type="string" calcext:value-type="string">
            <text:p>दिर्गकलिन ऋण </text:p>
          </table:table-cell>
          <table:table-cell office:value-type="string" calcext:value-type="string">
            <text:p>यन्त्र तथा उपकरण 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 </text:p>
          </table:table-cell>
          <table:table-cell office:value-type="string" calcext:value-type="string">
            <text:p>स्थायी कर्मचारी</text:p>
          </table:table-cell>
          <table:table-cell office:value-type="float" office:value="165000000" calcext:value-type="float">
            <text:p>165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 </text:p>
          </table:table-cell>
          <table:table-cell office:value-type="string" calcext:value-type="string">
            <text:p>अस्थायी कर्मचारी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 </text:p>
          </table:table-cell>
          <table:table-cell office:value-type="string" calcext:value-type="string">
            <text:p>करार <text:s/>कर्मचारी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 </text:p>
          </table:table-cell>
          <table:table-cell office:value-type="string" calcext:value-type="string">
            <text:p>अन्य सल्लाहकार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कर्मचारी लुगा खर्च(भत्ता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सञ्चय कोष थप</text:p>
          </table:table-cell>
          <table:table-cell office:value-type="string" calcext:value-type="string">
            <text:p>सञ्चय कोष थप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ओभर टायम भत्ता</text:p>
          </table:table-cell>
          <table:table-cell office:value-type="string" calcext:value-type="string">
            <text:p>कर्मचारी ओ.टी.भत्ता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औषधि उपचा? खर्च</text:p>
          </table:table-cell>
          <table:table-cell office:value-type="string" calcext:value-type="string">
            <text:p>कर्मचारी <text:s/>औषधि उपचा? खर्च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महगी भत्ता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सुरक्षा कर्मचारी राशन</text:p>
          </table:table-cell>
          <table:table-cell office:value-type="string" calcext:value-type="string">
            <text:p>सुरक्षा कर्मचारी <text:s/>राशन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्रोत्साहन तथा विविध भत्ता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रीवहन भत्ता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महानगर भत्ता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बीमा</text:p>
          </table:table-cell>
          <table:table-cell office:value-type="string" calcext:value-type="string">
            <text:p>कर्मचारी <text:s/>सामूहिक बीमा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बीमा</text:p>
          </table:table-cell>
          <table:table-cell office:value-type="string" calcext:value-type="string">
            <text:p>कर्मचारी <text:s/>बीमा थप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<text:s/>अबकाश खर्च</text:p>
          </table:table-cell>
          <table:table-cell office:value-type="string" calcext:value-type="string">
            <text:p>उपदान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र्च</text:p>
          </table:table-cell>
          <table:table-cell office:value-type="string" calcext:value-type="string">
            <text:p>निबृत्ति भता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<text:s/>अबकाश खर्च</text:p>
          </table:table-cell>
          <table:table-cell office:value-type="string" calcext:value-type="string">
            <text:p>सञ्चित बिदाको ?कम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र्च</text:p>
          </table:table-cell>
          <table:table-cell office:value-type="string" calcext:value-type="string">
            <text:p>सञ्चित उपचार खर्च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<text:s/>अबकाश खर्च</text:p>
          </table:table-cell>
          <table:table-cell office:value-type="string" calcext:value-type="string">
            <text:p>गोलडन ह्यानडसेक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उपयोग खर्च</text:p>
          </table:table-cell>
          <table:table-cell office:value-type="string" calcext:value-type="string">
            <text:p>बिद्युत महसूल <text:s text:c="6"/>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उपयोग खर्च</text:p>
          </table:table-cell>
          <table:table-cell office:value-type="string" calcext:value-type="string">
            <text:p>खानेपानीरधार महसूल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मसलन्द तथा सपाई</text:p>
          </table:table-cell>
          <table:table-cell office:value-type="float" office:value="14150000" calcext:value-type="float">
            <text:p>141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पत्र पत्रिकारपुस्तक खरीद <text:s/></text:p>
          </table:table-cell>
          <table:table-cell office:value-type="float" office:value="850000" calcext:value-type="float">
            <text:p>8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सानातिना सामान</text:p>
          </table:table-cell>
          <table:table-cell office:value-type="float" office:value="700000" calcext:value-type="float">
            <text:p>7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कार्यालय मालामान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औषधि खरीद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जनशक्ति तालिम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अनु सन्धानर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बैक तथा मिति भत्ता <text:s/>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बैक तथा मिति खर्च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लेखा परीक्षा शुल्क <text:s text:c="4"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लेखा परीक्षा खर्च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परीमर्श शुल्क</text:p>
          </table:table-cell>
          <table:table-cell office:value-type="float" office:value="7132000" calcext:value-type="float">
            <text:p>7132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ानूनी सल्लाहकार तथा अन्य शúल्क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दस्यता दर्तारनवीकरी शúल्क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र्मचारी पुसस्कार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र्मचारी <text:s/>कल्याणा कोष <text:s/>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धुलाई खर्च</text:p>
          </table:table-cell>
          <table:table-cell office:value-type="float" office:value="30000" calcext:value-type="float">
            <text:p>3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अन्य सोवा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ूचना तथा बिझापन खर्च</text:p>
          </table:table-cell>
          <table:table-cell office:value-type="string" calcext:value-type="string">
            <text:p>सूचना प्रकाशन कार्यक्रम सम्बन्धी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ूचना तथा बिझापन खर्च</text:p>
          </table:table-cell>
          <table:table-cell office:value-type="string" calcext:value-type="string">
            <text:p>शुभकामना, प्रचार प्रसार र बि१ापन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मण खर्च तथा दैनिक भत्ता</text:p>
          </table:table-cell>
          <table:table-cell office:value-type="string" calcext:value-type="string">
            <text:p>भ्रमण खर्च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मण खर्च तथा दैनिक भत्ता</text:p>
          </table:table-cell>
          <table:table-cell office:value-type="string" calcext:value-type="string">
            <text:p>दैनिक भत्ता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मण खर्च तथा दैनिक भत्ता</text:p>
          </table:table-cell>
          <table:table-cell office:value-type="string" calcext:value-type="string">
            <text:p>अन्य खर्च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वारी साधन सञ्चालन खर्च</text:p>
          </table:table-cell>
          <table:table-cell office:value-type="string" calcext:value-type="string">
            <text:p>सवारी बीमा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वारी साधन सञ्चालन खर्च</text:p>
          </table:table-cell>
          <table:table-cell office:value-type="string" calcext:value-type="string">
            <text:p>मर्मत सम्भार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वारी साधन सञ्चालन खर्च</text:p>
          </table:table-cell>
          <table:table-cell office:value-type="string" calcext:value-type="string">
            <text:p>पेटा्ेल डिजेल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ञ्चार खर्च</text:p>
          </table:table-cell>
          <table:table-cell office:value-type="string" calcext:value-type="string">
            <text:p>हुलाक र कुरियर सेवा</text:p>
          </table:table-cell>
          <table:table-cell office:value-type="float" office:value="50000" calcext:value-type="float">
            <text:p>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ञ्चार खर्च</text:p>
          </table:table-cell>
          <table:table-cell office:value-type="string" calcext:value-type="string">
            <text:p>टेलिफाेन तथा फ्याकस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ञ्चार खर्च</text:p>
          </table:table-cell>
          <table:table-cell office:value-type="string" calcext:value-type="string">
            <text:p>ईमेलरइटरनेट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भवन मर्मत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कार्यालय उपकरण कम्प्युटर मर्मत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अन्य कार्यालय उपकरण मर्मत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फर्निचर मर्मत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अन्य मर्मत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ाडँ र दस्तुर र शुल्क करहरु</text:p>
          </table:table-cell>
          <table:table-cell office:value-type="string" calcext:value-type="string">
            <text:p>कार्यालय भवन भाडाँ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ाडँ र दस्तुर र शुल्क करहरु</text:p>
          </table:table-cell>
          <table:table-cell office:value-type="string" calcext:value-type="string">
            <text:p>कर दस्तर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त्तिय खर्च</text:p>
          </table:table-cell>
          <table:table-cell office:value-type="string" calcext:value-type="string">
            <text:p>बैड्ढ दस्तुर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त्तिय खर्च</text:p>
          </table:table-cell>
          <table:table-cell office:value-type="string" calcext:value-type="string">
            <text:p>ऋणको ब्याज <text:s text:c="4"/>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आर्थिक सहायता <text:s text:c="7"/>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बिशेष अनृदान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सेमिनार वर्कशप गोष्ठी <text:s text:c="2"/>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राषिट्य उत्सब <text:s text:c="9"/>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ीमा</text:p>
          </table:table-cell>
          <table:table-cell office:value-type="string" calcext:value-type="string">
            <text:p>अन्य म्पत्ति विमा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्वागत-अतिथी सत्कार</text:p>
          </table:table-cell>
          <table:table-cell office:value-type="string" calcext:value-type="string">
            <text:p>उपहार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्वागत-अतिथी सत्कार</text:p>
          </table:table-cell>
          <table:table-cell office:value-type="string" calcext:value-type="string">
            <text:p>अतिथी सत्कार तथा जलपान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्वागत-अतिथी सत्कार</text:p>
          </table:table-cell>
          <table:table-cell office:value-type="string" calcext:value-type="string">
            <text:p>अन्य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पूजा खर्च</text:p>
          </table:table-cell>
          <table:table-cell office:value-type="string" calcext:value-type="string">
            <text:p>दशै तिहारमा समेत पूजा खर्च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कार्यालय सञ्चालन खर्च</text:p>
          </table:table-cell>
          <table:table-cell table:number-columns-repeated="2" office:value-type="string" calcext:value-type="string">
            <text:p>अन्य विविध खर्च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ट्री <text:s/></text:p>
          </table:table-cell>
          <table:table-cell office:value-type="string" calcext:value-type="string">
            <text:p>भवनमा ह्रास कट्री 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ट्री <text:s/></text:p>
          </table:table-cell>
          <table:table-cell office:value-type="string" calcext:value-type="string">
            <text:p>उपकरण कम्प्यटर मा ह्रास कट्री 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ट्री <text:s/></text:p>
          </table:table-cell>
          <table:table-cell office:value-type="string" calcext:value-type="string">
            <text:p>अन्य उपकरण मा ह्रास कट्री 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ट्री <text:s/></text:p>
          </table:table-cell>
          <table:table-cell office:value-type="string" calcext:value-type="string">
            <text:p>फर्निचर फिक्स्चरमा ह्रास कट्री <text:s/>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ट्री <text:s/></text:p>
          </table:table-cell>
          <table:table-cell office:value-type="string" calcext:value-type="string">
            <text:p>सवारी साधन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ट्री <text:s/></text:p>
          </table:table-cell>
          <table:table-cell office:value-type="string" calcext:value-type="string">
            <text:p>सयन्त्र तथा उपकरणमा ह्रास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आम्दानी फिर्ता खर्च</text:p>
          </table:table-cell>
          <table:table-cell office:value-type="string" calcext:value-type="string">
            <text:p>अन्य आय तथा कर दस्तुर <text:s text:c="5"/>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आम्दानी फिर्ता खर्च</text:p>
          </table:table-cell>
          <table:table-cell office:value-type="string" calcext:value-type="string">
            <text:p>अन्य आय तथा करदस्तुर <text:s text:c="5"/>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गत वर्षको खर्च</text:p>
          </table:table-cell>
          <table:table-cell office:value-type="string" calcext:value-type="string">
            <text:p>सेवाको बक्यौता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गत वर्षको खर्च</text:p>
          </table:table-cell>
          <table:table-cell office:value-type="string" calcext:value-type="string">
            <text:p>अन्य बक्यौता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गत वर्षको खर्च</text:p>
          </table:table-cell>
          <table:table-cell office:value-type="string" calcext:value-type="string">
            <text:p>पेश्की फछर्यौटबाट खर्च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सडक, फुतपाथ तथा पार्किगन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सडक बत्ति ने।बि।प्रा।लाई दिन </text:p>
          </table:table-cell>
          <table:table-cell office:value-type="float" office:value="39550000" calcext:value-type="float">
            <text:p>395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वडा स्तरीय विकास नया योजना</text:p>
          </table:table-cell>
          <table:table-cell office:value-type="float" office:value="122000000" calcext:value-type="float">
            <text:p>122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जग्गा मुआव्जा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क्षतिपूर्ति तथा अन्य मुआव्जा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ातावरण सुधार </text:p>
          </table:table-cell>
          <table:table-cell office:value-type="string" calcext:value-type="string">
            <text:p>ढल निकास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ातावरण सुधार </text:p>
          </table:table-cell>
          <table:table-cell office:value-type="string" calcext:value-type="string">
            <text:p>खानेपानी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ातावरण सुधार </text:p>
          </table:table-cell>
          <table:table-cell office:value-type="string" calcext:value-type="string">
            <text:p>पार्कहरु</text:p>
          </table:table-cell>
          <table:table-cell office:value-type="float" office:value="28350000" calcext:value-type="float">
            <text:p>283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ातावरण सुधार </text:p>
          </table:table-cell>
          <table:table-cell office:value-type="string" calcext:value-type="string">
            <text:p>सार्बजनिक शौचालय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ातावरण सुधार </text:p>
          </table:table-cell>
          <table:table-cell office:value-type="string" calcext:value-type="string">
            <text:p>ल्याणडफिलड </text:p>
          </table:table-cell>
          <table:table-cell office:value-type="float" office:value="30600000" calcext:value-type="float">
            <text:p>306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ातावरण सुधार </text:p>
          </table:table-cell>
          <table:table-cell office:value-type="string" calcext:value-type="string">
            <text:p>क्षेत्र-सडक सर-सफई खर्च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माजिक सेवा</text:p>
          </table:table-cell>
          <table:table-cell office:value-type="string" calcext:value-type="string">
            <text:p>हस्पिटल अकुपञ्चर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मृत जीवजन्तु सद्गत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छाडागाई नियन्त्रण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भुस्याहा कुकुर नियन्त्रण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ण <text:s/>अन्य सेवा</text:p>
          </table:table-cell>
          <table:table-cell office:value-type="string" calcext:value-type="string">
            <text:p>बाल श्रमिक कार्यक्रम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ण <text:s/>अन्य सेवा</text:p>
          </table:table-cell>
          <table:table-cell office:value-type="string" calcext:value-type="string">
            <text:p>जन-चेतना अभियान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ण <text:s/>अन्य सेवा</text:p>
          </table:table-cell>
          <table:table-cell office:value-type="string" calcext:value-type="string">
            <text:p>सामुदायिक विकास</text:p>
          </table:table-cell>
          <table:table-cell office:value-type="float" office:value="153600000" calcext:value-type="float">
            <text:p>1536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ण <text:s/>अन्य सेवा</text:p>
          </table:table-cell>
          <table:table-cell office:value-type="string" calcext:value-type="string">
            <text:p>प्रकोप र विपद व्यवस्थापन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ण <text:s/>अन्य सेवा</text:p>
          </table:table-cell>
          <table:table-cell office:value-type="string" calcext:value-type="string">
            <text:p>शिक्षा तथा खेलकूद</text:p>
          </table:table-cell>
          <table:table-cell office:value-type="float" office:value="13100000" calcext:value-type="float">
            <text:p>131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ण <text:s/>अन्य सेवा</text:p>
          </table:table-cell>
          <table:table-cell office:value-type="string" calcext:value-type="string">
            <text:p>बिभिन्न संघसंस्थालाई कार्यक्रम अनुदा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राषिट्य भिटामिन “ए” कार्यक्रम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महामारी राेग नियन्त्रण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खाद्य सुरक्षा सम्बन्धी कार्यक्रम</text:p>
          </table:table-cell>
          <table:table-cell office:value-type="float" office:value="7150000" calcext:value-type="float">
            <text:p>71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स्वास्थ्य शिविर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कर्मचारी स्वास्थ्य परीक्षण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ज्क्ष्ख्रब्क्ष्म्क् म्बन्धी कार्यक्रम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क्षयराेग नियन्त्रण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 स्वास्थ्य अन्य सेवा</text:p>
          </table:table-cell>
          <table:table-cell office:value-type="string" calcext:value-type="string">
            <text:p>जनस्वास्थ्य म्बन्धी अन्य कार्य</text:p>
          </table:table-cell>
          <table:table-cell office:value-type="float" office:value="18840000" calcext:value-type="float">
            <text:p>1884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पर्यदन अन्य सेवा</text:p>
          </table:table-cell>
          <table:table-cell office:value-type="string" calcext:value-type="string">
            <text:p>हनिमान बाेकास सरक्षण आयोजना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पर्यदन अन्य सेवा</text:p>
          </table:table-cell>
          <table:table-cell office:value-type="string" calcext:value-type="string">
            <text:p>सम्पदा सरूक्ष अन्य कार्यक्रम</text:p>
          </table:table-cell>
          <table:table-cell office:value-type="float" office:value="42500000" calcext:value-type="float">
            <text:p>4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पर्यदन अन्य सेवा</text:p>
          </table:table-cell>
          <table:table-cell office:value-type="string" calcext:value-type="string">
            <text:p>योजनाहरु</text:p>
          </table:table-cell>
          <table:table-cell office:value-type="float" office:value="75500000" calcext:value-type="float">
            <text:p>75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उपकरण मर्मत सम्भार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प्रत्यक्ष प्रसारण</text:p>
          </table:table-cell>
          <table:table-cell office:value-type="float" office:value="50000" calcext:value-type="float">
            <text:p>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प्रेस भेटघाट कार्यक्रम</text:p>
          </table:table-cell>
          <table:table-cell office:value-type="float" office:value="150000" calcext:value-type="float">
            <text:p>1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महानगर बलेटीनरपत्रिका प्रकाशन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प्रबर्दनात्मक सामाग्री र कार्यक्रम</text:p>
          </table:table-cell>
          <table:table-cell office:value-type="float" office:value="50000" calcext:value-type="float">
            <text:p>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नयाँ स्ट्डियो निर्माण तथा पाटीशन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वार्षिक उत्सव</text:p>
          </table:table-cell>
          <table:table-cell office:value-type="float" office:value="50000" calcext:value-type="float">
            <text:p>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पुस्तकालय व्यवस्था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हाम्रो काठमाडाै कार्यक्रम-नेपाल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रोयल्टि र पुरस्कार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सूचना तथा सञ्चार मन्त्रालय रोयल्टि 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न्नचर <text:s/>अन्य</text:p>
          </table:table-cell>
          <table:table-cell office:value-type="string" calcext:value-type="string">
            <text:p>सूचना तथा सञ्चारका अन्य कार्य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ण अन्य सेवा</text:p>
          </table:table-cell>
          <table:table-cell office:value-type="string" calcext:value-type="string">
            <text:p>चालू योजना</text:p>
          </table:table-cell>
          <table:table-cell office:value-type="float" office:value="260000000" calcext:value-type="float">
            <text:p>26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ण अन्य सेवा</text:p>
          </table:table-cell>
          <table:table-cell office:value-type="string" calcext:value-type="string">
            <text:p>नयाँ योजनाहरु (अन्य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प्रणाली अन्य सेवा</text:p>
          </table:table-cell>
          <table:table-cell office:value-type="string" calcext:value-type="string">
            <text:p>सूचना प्रणली केन्द्र</text:p>
          </table:table-cell>
          <table:table-cell office:value-type="float" office:value="34900000" calcext:value-type="float">
            <text:p>349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शहरी विकास अन्य सेवा</text:p>
          </table:table-cell>
          <table:table-cell office:value-type="string" calcext:value-type="string">
            <text:p>शहरी योजना</text:p>
          </table:table-cell>
          <table:table-cell office:value-type="float" office:value="220450000" calcext:value-type="float">
            <text:p>2204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सिपमुलक कार्यक्रम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तथा बाल विकास कार्यक्रम</text:p>
          </table:table-cell>
          <table:table-cell office:value-type="float" office:value="10250000" calcext:value-type="float">
            <text:p>102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शेष कार्यक्रम</text:p>
          </table:table-cell>
          <table:table-cell office:value-type="string" calcext:value-type="string">
            <text:p>काठमाणडै सफा शहर कार्यक्रम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शेष कार्यक्रम</text:p>
          </table:table-cell>
          <table:table-cell office:value-type="string" calcext:value-type="string">
            <text:p>दक्षिण एशियाली सहयोग सागणन सार्क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राजस्व अन्य सेवा</text:p>
          </table:table-cell>
          <table:table-cell office:value-type="string" calcext:value-type="string">
            <text:p>विविध कार्यक्रम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दशै तिहारमा बिशेष 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पार्क ञ्चालन खर्च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वातावरण विभाग अन्य कार्य</text:p>
          </table:table-cell>
          <table:table-cell office:value-type="float" office:value="40035000" calcext:value-type="float">
            <text:p>40035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समूदाय परीचालन कार्यक्रम</text:p>
          </table:table-cell>
          <table:table-cell office:value-type="float" office:value="18450000" calcext:value-type="float">
            <text:p>184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विगत वर्षका योजना कार्यसम्पन्नन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सफाई सम्बन्धी कर्मचारी पारीश्रमिक</text:p>
          </table:table-cell>
          <table:table-cell office:value-type="float" office:value="240000000" calcext:value-type="float">
            <text:p>24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सफाई सम्बन्धी कर्मचारी अन्य सुबिध</text:p>
          </table:table-cell>
          <table:table-cell office:value-type="float" office:value="62000000" calcext:value-type="float">
            <text:p>62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सफाई कार्यको लागि इन्धन खच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वरन अन्य सेवा</text:p>
          </table:table-cell>
          <table:table-cell office:value-type="string" calcext:value-type="string">
            <text:p>सयन्त्र मर्मत, लुब्रिकेस तथा अन्य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ाष्टिय बिषय <text:s/>सम्बन्ध अन्य सेवा</text:p>
          </table:table-cell>
          <table:table-cell office:value-type="string" calcext:value-type="string">
            <text:p>भगिनी शहर सम्बन्धी कार्यक्रम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ाष्टिय बिषय <text:s/>सम्बन्ध अन्य सेवा</text:p>
          </table:table-cell>
          <table:table-cell office:value-type="string" calcext:value-type="string">
            <text:p>प्रबर्नात्मक सामाग्री र कार्यक्रम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राष्टि्य सभागृह विकास</text:p>
          </table:table-cell>
          <table:table-cell office:value-type="float" office:value="3690000" calcext:value-type="float">
            <text:p>369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शंखधरपार्क विकास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रानी पोखरी विकास</text:p>
          </table:table-cell>
          <table:table-cell office:value-type="float" office:value="8970000" calcext:value-type="float">
            <text:p>897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बाइसधारा उद्यान विकास</text:p>
          </table:table-cell>
          <table:table-cell office:value-type="float" office:value="13845000" calcext:value-type="float">
            <text:p>13845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शाखपार्क विकास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र्य</text:p>
          </table:table-cell>
          <table:table-cell office:value-type="string" calcext:value-type="string">
            <text:p>बृहत कम्प्युटर सवेयर निर्माण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र्य</text:p>
          </table:table-cell>
          <table:table-cell office:value-type="string" calcext:value-type="string">
            <text:p>वजेट सड्ढलन, मस्यौदा, पुस्तिका तया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अग्नि नियन्त्रन सामाग्री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दमकल मर्मत सम्भार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कर्मचारी तलब सुबिधा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दमकल सञ्चालन व्यवस्थापन अन्य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र्य</text:p>
          </table:table-cell>
          <table:table-cell office:value-type="string" calcext:value-type="string">
            <text:p>सार्वजनिक नीजि साझेदारी कार्यक्रम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र्य</text:p>
          </table:table-cell>
          <table:table-cell office:value-type="string" calcext:value-type="string">
            <text:p>नयाबजार स्थित जुड हल सनचालन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र्य</text:p>
          </table:table-cell>
          <table:table-cell office:value-type="string" calcext:value-type="string">
            <text:p>आयोजना सचालन अनुदान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72" calcext:value-type="float">
            <text:p>2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/00/0000</text:date>, <text:time style:data-style-name="N2" text:time-value="14:14:06.728972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4:50:12.001059184</meta:creation-date>
    <dc:date>2015-01-24T14:53:17.723469756</dc:date>
    <meta:editing-duration>PT2H18M16S</meta:editing-duration>
    <meta:editing-cycles>55</meta:editing-cycles>
    <meta:generator>LibreOffice/4.2.4.2$Linux_x86 LibreOffice_project/420m0$Build-2</meta:generator>
    <meta:document-statistic meta:table-count="1" meta:cell-count="1002" meta:object-count="0"/>
  </office:meta>
</office:document-meta>
</file>